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53cm"/>
    </style:style>
    <style:style style:name="co2" style:family="table-column">
      <style:table-column-properties fo:break-before="auto" style:column-width="3.572cm"/>
    </style:style>
    <style:style style:name="co3" style:family="table-column">
      <style:table-column-properties fo:break-before="auto" style:column-width="2.824cm"/>
    </style:style>
    <style:style style:name="co4" style:family="table-column">
      <style:table-column-properties fo:break-before="auto" style:column-width="3.129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018cm"/>
    </style:style>
    <style:style style:name="co7" style:family="table-column">
      <style:table-column-properties fo:break-before="auto" style:column-width="0.889cm"/>
    </style:style>
    <style:style style:name="co8" style:family="table-column">
      <style:table-column-properties fo:break-before="auto" style:column-width="1.083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2.521cm"/>
    </style:style>
    <style:style style:name="co11" style:family="table-column">
      <style:table-column-properties fo:break-before="auto" style:column-width="2.71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598cm"/>
    </style:style>
    <style:style style:name="co14" style:family="table-column">
      <style:table-column-properties fo:break-before="auto" style:column-width="4.782cm"/>
    </style:style>
    <style:style style:name="co15" style:family="table-column">
      <style:table-column-properties fo:break-before="auto" style:column-width="3.207cm"/>
    </style:style>
    <style:style style:name="co16" style:family="table-column">
      <style:table-column-properties fo:break-before="auto" style:column-width="3.399cm"/>
    </style:style>
    <style:style style:name="co17" style:family="table-column">
      <style:table-column-properties fo:break-before="auto" style:column-width="2.244cm"/>
    </style:style>
    <style:style style:name="co18" style:family="table-column">
      <style:table-column-properties fo:break-before="auto" style:column-width="2.963cm"/>
    </style:style>
    <style:style style:name="co19" style:family="table-column">
      <style:table-column-properties fo:break-before="auto" style:column-width="3.3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caleout" table:style-name="ta1">
        <table:shapes>
          <draw:frame draw:z-index="0" draw:style-name="gr1" draw:text-style-name="P1" svg:width="18.501cm" svg:height="10.428cm" svg:x="34.133cm" svg:y="0.724cm">
            <draw:object draw:notify-on-update-of-ranges="Scaleout.K8:Scaleout.K8 Scaleout.K9:Scaleout.K15 Scaleout.L8:Scaleout.L8 Scaleout.L9:Scaleout.L15 Scaleout.M8:Scaleout.M8 Scaleout.M9:Scaleout.M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1cm" svg:height="8.998cm" svg:x="6.251cm" svg:y="22.198cm">
            <draw:object draw:notify-on-update-of-ranges="Scaleout.B28:Scaleout.B28 Scaleout.B29:Scaleout.B43 Scaleout.C28:Scaleout.C28 Scaleout.C29:Scaleout.C43 Scaleout.D28:Scaleout.D28 Scaleout.D29:Scaleout.D43 Scaleout.E28:Scaleout.E28 Scaleout.E29:Scaleout.E43 Scaleout.F28:Scaleout.F28 Scaleout.F29:Scaleout.F43 Scaleout.G28:Scaleout.G28 Scaleout.G29:Scaleout.G43 Scaleout.H28:Scaleout.H28 Scaleout.H29:Scaleout.H4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6.001cm" svg:height="8.998cm" svg:x="27.585cm" svg:y="14.143cm">
            <draw:object draw:notify-on-update-of-ranges="Scaleout.A45:Scaleout.A45 Scaleout.B45:Scaleout.H45 Scaleout.A46:Scaleout.A46 Scaleout.B46:Scaleout.H46" xlink:href="./Object 4" xlink:type="simple" xlink:show="embed" xlink:actuate="onLoad"/>
            <draw:image xlink:href="./ObjectReplacements/Object 4" xlink:type="simple" xlink:show="embed" xlink:actuate="onLoad"/>
            <svg:title>Througput in requests/30s</svg:titl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office:value-type="string" calcext:value-type="string">
            <text:p>CSndReq#OK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Timewindow</text:p>
          </table:table-cell>
          <table:table-cell office:value-type="string" calcext:value-type="string">
            <text:p>10mi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Warmuptime</text:p>
          </table:table-cell>
          <table:table-cell office:value-type="string" calcext:value-type="string">
            <text:p>1min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3">
          <table:table-cell table:style-name="ce1" office:value-type="string" calcext:value-type="string">
            <text:p>Responsetime</text:p>
          </table:table-cell>
          <table:table-cell office:value-type="string" calcext:value-type="string">
            <text:p>m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TestRun</text:p>
          </table:table-cell>
          <table:table-cell table:style-name="ce5" office:value-type="string" calcext:value-type="string">
            <text:p>ClientCount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Variance</text:p>
          </table:table-cell>
          <table:table-cell table:style-name="ce5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Count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edian</text:p>
          </table:table-cell>
          <table:table-cell table:style-name="ce5" office:value-type="string" calcext:value-type="string">
            <text:p>Percentile 2.5</text:p>
          </table:table-cell>
          <table:table-cell table:style-name="ce5" office:value-type="string" calcext:value-type="string">
            <text:p>Percentile 97.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2013-12-05 05:16:05</text:p>
          </table:table-cell>
          <table:table-cell office:value-type="float" office:value="1386260165931" calcext:value-type="float">
            <text:p>1386260165931</text:p>
          </table:table-cell>
          <table:table-cell office:value-type="float" office:value="1684.17422380817" calcext:value-type="float">
            <text:p>1684.1742238082</text:p>
          </table:table-cell>
          <table:table-cell office:value-type="float" office:value="41.0386917896779" calcext:value-type="float">
            <text:p>41.0386917897</text:p>
          </table:table-cell>
          <table:table-cell office:value-type="float" office:value="20.1794061657712" calcext:value-type="float">
            <text:p>20.1794061658</text:p>
          </table:table-cell>
          <table:table-cell office:value-type="float" office:value="277889" calcext:value-type="float">
            <text:p>277889</text:p>
          </table:table-cell>
          <table:table-cell office:value-type="float" office:value="3" calcext:value-type="float">
            <text:p>3</text:p>
          </table:table-cell>
          <table:table-cell office:value-type="float" office:value="3059" calcext:value-type="float">
            <text:p>305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2013-12-05 06:40:12</text:p>
          </table:table-cell>
          <table:table-cell office:value-type="float" office:value="1386265212487" calcext:value-type="float">
            <text:p>1386265212487</text:p>
          </table:table-cell>
          <table:table-cell office:value-type="float" office:value="863.248542098848" calcext:value-type="float">
            <text:p>863.2485420988</text:p>
          </table:table-cell>
          <table:table-cell office:value-type="float" office:value="29.3810915743246" calcext:value-type="float">
            <text:p>29.3810915743</text:p>
          </table:table-cell>
          <table:table-cell office:value-type="float" office:value="32.0959262187574" calcext:value-type="float">
            <text:p>32.0959262188</text:p>
          </table:table-cell>
          <table:table-cell office:value-type="float" office:value="433823" calcext:value-type="float">
            <text:p>433823</text:p>
          </table:table-cell>
          <table:table-cell office:value-type="float" office:value="3" calcext:value-type="float">
            <text:p>3</text:p>
          </table:table-cell>
          <table:table-cell office:value-type="float" office:value="2654" calcext:value-type="float">
            <text:p>265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2013-12-05 07:22:10</text:p>
          </table:table-cell>
          <table:table-cell office:value-type="float" office:value="1386267730988" calcext:value-type="float">
            <text:p>1386267730988</text:p>
          </table:table-cell>
          <table:table-cell office:value-type="float" office:value="1004.19561477006" calcext:value-type="float">
            <text:p>1004.1956147701</text:p>
          </table:table-cell>
          <table:table-cell office:value-type="float" office:value="31.6890456588717" calcext:value-type="float">
            <text:p>31.6890456589</text:p>
          </table:table-cell>
          <table:table-cell office:value-type="float" office:value="48.0152894941684" calcext:value-type="float">
            <text:p>48.0152894942</text:p>
          </table:table-cell>
          <table:table-cell office:value-type="float" office:value="474051" calcext:value-type="float">
            <text:p>474051</text:p>
          </table:table-cell>
          <table:table-cell office:value-type="float" office:value="2" calcext:value-type="float">
            <text:p>2</text:p>
          </table:table-cell>
          <table:table-cell office:value-type="float" office:value="2577" calcext:value-type="float">
            <text:p>2577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0" calcext:value-type="float">
            <text:p>120</text:p>
          </table:table-cell>
          <table:table-cell table:style-name="ce6" office:value-type="string" calcext:value-type="string">
            <text:p>2013-12-05 07:54:51</text:p>
          </table:table-cell>
          <table:table-cell office:value-type="float" office:value="1386269691061" calcext:value-type="float">
            <text:p>1386269691061</text:p>
          </table:table-cell>
          <table:table-cell office:value-type="float" office:value="3018.41703851592" calcext:value-type="float">
            <text:p>3018.4170385159</text:p>
          </table:table-cell>
          <table:table-cell office:value-type="float" office:value="54.9401223016105" calcext:value-type="float">
            <text:p>54.9401223016</text:p>
          </table:table-cell>
          <table:table-cell office:value-type="float" office:value="60.3098728933472" calcext:value-type="float">
            <text:p>60.3098728933</text:p>
          </table:table-cell>
          <table:table-cell office:value-type="float" office:value="498243" calcext:value-type="float">
            <text:p>498243</text:p>
          </table:table-cell>
          <table:table-cell office:value-type="float" office:value="2" calcext:value-type="float">
            <text:p>2</text:p>
          </table:table-cell>
          <table:table-cell office:value-type="float" office:value="3044" calcext:value-type="float">
            <text:p>304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0" calcext:value-type="float">
            <text:p>150</text:p>
          </table:table-cell>
          <table:table-cell table:style-name="ce6" office:value-type="string" calcext:value-type="string">
            <text:p>2013-12-05 08:37:17</text:p>
          </table:table-cell>
          <table:table-cell office:value-type="float" office:value="1386272237285" calcext:value-type="float">
            <text:p>1386272237285</text:p>
          </table:table-cell>
          <table:table-cell office:value-type="float" office:value="2920.91917058723" calcext:value-type="float">
            <text:p>2920.9191705872</text:p>
          </table:table-cell>
          <table:table-cell office:value-type="float" office:value="54.0455286826508" calcext:value-type="float">
            <text:p>54.0455286827</text:p>
          </table:table-cell>
          <table:table-cell office:value-type="float" office:value="72.4623158876621" calcext:value-type="float">
            <text:p>72.4623158877</text:p>
          </table:table-cell>
          <table:table-cell office:value-type="float" office:value="506009" calcext:value-type="float">
            <text:p>506009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80" calcext:value-type="float">
            <text:p>180</text:p>
          </table:table-cell>
          <table:table-cell table:style-name="ce6" office:value-type="string" calcext:value-type="string">
            <text:p>2013-12-05 09:19:28</text:p>
          </table:table-cell>
          <table:table-cell office:value-type="float" office:value="1386274768441" calcext:value-type="float">
            <text:p>1386274768441</text:p>
          </table:table-cell>
          <table:table-cell office:value-type="float" office:value="2675.88512992237" calcext:value-type="float">
            <text:p>2675.8851299224</text:p>
          </table:table-cell>
          <table:table-cell office:value-type="float" office:value="51.7289583301497" calcext:value-type="float">
            <text:p>51.7289583301</text:p>
          </table:table-cell>
          <table:table-cell office:value-type="float" office:value="91.6506450903126" calcext:value-type="float">
            <text:p>91.6506450903</text:p>
          </table:table-cell>
          <table:table-cell office:value-type="float" office:value="499930" calcext:value-type="float">
            <text:p>499930</text:p>
          </table:table-cell>
          <table:table-cell office:value-type="float" office:value="5" calcext:value-type="float">
            <text:p>5</text:p>
          </table:table-cell>
          <table:table-cell office:value-type="float" office:value="5914" calcext:value-type="float">
            <text:p>5914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0" calcext:value-type="float">
            <text:p>210</text:p>
          </table:table-cell>
          <table:table-cell table:style-name="ce6" office:value-type="string" calcext:value-type="string">
            <text:p>2013-12-05 10:12:06</text:p>
          </table:table-cell>
          <table:table-cell office:value-type="float" office:value="1386277926742" calcext:value-type="float">
            <text:p>1386277926742</text:p>
          </table:table-cell>
          <table:table-cell office:value-type="float" office:value="2709.25207030529" calcext:value-type="float">
            <text:p>2709.2520703053</text:p>
          </table:table-cell>
          <table:table-cell office:value-type="float" office:value="52.0504761775077" calcext:value-type="float">
            <text:p>52.0504761775</text:p>
          </table:table-cell>
          <table:table-cell office:value-type="float" office:value="109.295786084278" calcext:value-type="float">
            <text:p>109.2957860843</text:p>
          </table:table-cell>
          <table:table-cell office:value-type="float" office:value="500010" calcext:value-type="float">
            <text:p>500010</text:p>
          </table:table-cell>
          <table:table-cell office:value-type="float" office:value="5" calcext:value-type="float">
            <text:p>5</text:p>
          </table:table-cell>
          <table:table-cell office:value-type="float" office:value="4258" calcext:value-type="float">
            <text:p>4258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2">
          <table:table-cell/>
          <table:table-cell office:value-type="string" calcext:value-type="string">
            <text:p>CSndReq#OK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Throughput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essages / 30s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2">
          <table:table-cell/>
          <table:table-cell office:value-type="string" calcext:value-type="string">
            <text:p>Count 30</text:p>
          </table:table-cell>
          <table:table-cell office:value-type="string" calcext:value-type="string">
            <text:p>Count 60</text:p>
          </table:table-cell>
          <table:table-cell office:value-type="string" calcext:value-type="string">
            <text:p>Count 90</text:p>
          </table:table-cell>
          <table:table-cell office:value-type="string" calcext:value-type="string">
            <text:p>Count 120</text:p>
          </table:table-cell>
          <table:table-cell office:value-type="string" calcext:value-type="string">
            <text:p>Count 150</text:p>
          </table:table-cell>
          <table:table-cell office:value-type="string" calcext:value-type="string">
            <text:p>Count 180</text:p>
          </table:table-cell>
          <table:table-cell office:value-type="string" calcext:value-type="string">
            <text:p>Count 2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86" calcext:value-type="float">
            <text:p>12386</text:p>
          </table:table-cell>
          <table:table-cell office:value-type="float" office:value="19604" calcext:value-type="float">
            <text:p>19604</text:p>
          </table:table-cell>
          <table:table-cell office:value-type="float" office:value="22583" calcext:value-type="float">
            <text:p>22583</text:p>
          </table:table-cell>
          <table:table-cell office:value-type="float" office:value="23477" calcext:value-type="float">
            <text:p>23477</text:p>
          </table:table-cell>
          <table:table-cell office:value-type="float" office:value="27007" calcext:value-type="float">
            <text:p>27007</text:p>
          </table:table-cell>
          <table:table-cell office:value-type="float" office:value="22452" calcext:value-type="float">
            <text:p>22452</text:p>
          </table:table-cell>
          <table:table-cell office:value-type="float" office:value="25754" calcext:value-type="float">
            <text:p>2575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803" calcext:value-type="float">
            <text:p>19803</text:p>
          </table:table-cell>
          <table:table-cell office:value-type="float" office:value="37657" calcext:value-type="float">
            <text:p>37657</text:p>
          </table:table-cell>
          <table:table-cell office:value-type="float" office:value="48416" calcext:value-type="float">
            <text:p>48416</text:p>
          </table:table-cell>
          <table:table-cell office:value-type="float" office:value="52787" calcext:value-type="float">
            <text:p>52787</text:p>
          </table:table-cell>
          <table:table-cell office:value-type="float" office:value="53193" calcext:value-type="float">
            <text:p>53193</text:p>
          </table:table-cell>
          <table:table-cell office:value-type="float" office:value="50127" calcext:value-type="float">
            <text:p>50127</text:p>
          </table:table-cell>
          <table:table-cell office:value-type="float" office:value="49791" calcext:value-type="float">
            <text:p>49791</text:p>
          </table:table-cell>
          <table:table-cell table:number-columns-repeated="5"/>
        </table:table-row>
        <table:table-row table:style-name="ro1">
          <table:table-cell table:style-name="ce4" office:value-type="time" office:time-value="PT01H30M00S" calcext:value-type="time">
            <text:p>01:30:00</text:p>
          </table:table-cell>
          <table:table-cell office:value-type="float" office:value="16894" calcext:value-type="float">
            <text:p>16894</text:p>
          </table:table-cell>
          <table:table-cell office:value-type="float" office:value="27998" calcext:value-type="float">
            <text:p>27998</text:p>
          </table:table-cell>
          <table:table-cell office:value-type="float" office:value="39925" calcext:value-type="float">
            <text:p>39925</text:p>
          </table:table-cell>
          <table:table-cell office:value-type="float" office:value="48925" calcext:value-type="float">
            <text:p>48925</text:p>
          </table:table-cell>
          <table:table-cell office:value-type="float" office:value="49935" calcext:value-type="float">
            <text:p>49935</text:p>
          </table:table-cell>
          <table:table-cell office:value-type="float" office:value="50667" calcext:value-type="float">
            <text:p>50667</text:p>
          </table:table-cell>
          <table:table-cell office:value-type="float" office:value="50190" calcext:value-type="float">
            <text:p>50190</text:p>
          </table:table-cell>
          <table:table-cell table:number-columns-repeated="5"/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table-cell office:value-type="float" office:value="28810" calcext:value-type="float">
            <text:p>28810</text:p>
          </table:table-cell>
          <table:table-cell office:value-type="float" office:value="45146" calcext:value-type="float">
            <text:p>45146</text:p>
          </table:table-cell>
          <table:table-cell office:value-type="float" office:value="49592" calcext:value-type="float">
            <text:p>49592</text:p>
          </table:table-cell>
          <table:table-cell office:value-type="float" office:value="44149" calcext:value-type="float">
            <text:p>44149</text:p>
          </table:table-cell>
          <table:table-cell office:value-type="float" office:value="48243" calcext:value-type="float">
            <text:p>48243</text:p>
          </table:table-cell>
          <table:table-cell office:value-type="float" office:value="45699" calcext:value-type="float">
            <text:p>45699</text:p>
          </table:table-cell>
          <table:table-cell office:value-type="float" office:value="50352" calcext:value-type="float">
            <text:p>50352</text:p>
          </table:table-cell>
          <table:table-cell table:number-columns-repeated="5"/>
        </table:table-row>
        <table:table-row table:style-name="ro1">
          <table:table-cell table:style-name="ce4" office:value-type="time" office:time-value="PT02H30M00S" calcext:value-type="time">
            <text:p>02:30:00</text:p>
          </table:table-cell>
          <table:table-cell office:value-type="float" office:value="34399" calcext:value-type="float">
            <text:p>34399</text:p>
          </table:table-cell>
          <table:table-cell office:value-type="float" office:value="44719" calcext:value-type="float">
            <text:p>44719</text:p>
          </table:table-cell>
          <table:table-cell office:value-type="float" office:value="48800" calcext:value-type="float">
            <text:p>48800</text:p>
          </table:table-cell>
          <table:table-cell office:value-type="float" office:value="47320" calcext:value-type="float">
            <text:p>47320</text:p>
          </table:table-cell>
          <table:table-cell office:value-type="float" office:value="50786" calcext:value-type="float">
            <text:p>50786</text:p>
          </table:table-cell>
          <table:table-cell office:value-type="float" office:value="49186" calcext:value-type="float">
            <text:p>49186</text:p>
          </table:table-cell>
          <table:table-cell office:value-type="float" office:value="50233" calcext:value-type="float">
            <text:p>50233</text:p>
          </table:table-cell>
          <table:table-cell table:number-columns-repeated="5"/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table-cell office:value-type="float" office:value="33737" calcext:value-type="float">
            <text:p>33737</text:p>
          </table:table-cell>
          <table:table-cell office:value-type="float" office:value="43989" calcext:value-type="float">
            <text:p>43989</text:p>
          </table:table-cell>
          <table:table-cell office:value-type="float" office:value="48898" calcext:value-type="float">
            <text:p>48898</text:p>
          </table:table-cell>
          <table:table-cell office:value-type="float" office:value="47697" calcext:value-type="float">
            <text:p>47697</text:p>
          </table:table-cell>
          <table:table-cell office:value-type="float" office:value="52234" calcext:value-type="float">
            <text:p>52234</text:p>
          </table:table-cell>
          <table:table-cell office:value-type="float" office:value="49334" calcext:value-type="float">
            <text:p>49334</text:p>
          </table:table-cell>
          <table:table-cell office:value-type="float" office:value="51808" calcext:value-type="float">
            <text:p>51808</text:p>
          </table:table-cell>
          <table:table-cell table:number-columns-repeated="5"/>
        </table:table-row>
        <table:table-row table:style-name="ro1">
          <table:table-cell table:style-name="ce4" office:value-type="time" office:time-value="PT03H30M00S" calcext:value-type="time">
            <text:p>03:30:00</text:p>
          </table:table-cell>
          <table:table-cell office:value-type="float" office:value="31204" calcext:value-type="float">
            <text:p>31204</text:p>
          </table:table-cell>
          <table:table-cell office:value-type="float" office:value="43121" calcext:value-type="float">
            <text:p>43121</text:p>
          </table:table-cell>
          <table:table-cell office:value-type="float" office:value="46275" calcext:value-type="float">
            <text:p>46275</text:p>
          </table:table-cell>
          <table:table-cell office:value-type="float" office:value="50466" calcext:value-type="float">
            <text:p>50466</text:p>
          </table:table-cell>
          <table:table-cell office:value-type="float" office:value="51748" calcext:value-type="float">
            <text:p>51748</text:p>
          </table:table-cell>
          <table:table-cell office:value-type="float" office:value="50459" calcext:value-type="float">
            <text:p>50459</text:p>
          </table:table-cell>
          <table:table-cell office:value-type="float" office:value="51526" calcext:value-type="float">
            <text:p>51526</text:p>
          </table:table-cell>
          <table:table-cell table:number-columns-repeated="5"/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table-cell office:value-type="float" office:value="37929" calcext:value-type="float">
            <text:p>37929</text:p>
          </table:table-cell>
          <table:table-cell office:value-type="float" office:value="39036" calcext:value-type="float">
            <text:p>39036</text:p>
          </table:table-cell>
          <table:table-cell office:value-type="float" office:value="48832" calcext:value-type="float">
            <text:p>48832</text:p>
          </table:table-cell>
          <table:table-cell office:value-type="float" office:value="48873" calcext:value-type="float">
            <text:p>48873</text:p>
          </table:table-cell>
          <table:table-cell office:value-type="float" office:value="50983" calcext:value-type="float">
            <text:p>50983</text:p>
          </table:table-cell>
          <table:table-cell office:value-type="float" office:value="48367" calcext:value-type="float">
            <text:p>48367</text:p>
          </table:table-cell>
          <table:table-cell office:value-type="float" office:value="51440" calcext:value-type="float">
            <text:p>51440</text:p>
          </table:table-cell>
          <table:table-cell table:number-columns-repeated="5"/>
        </table:table-row>
        <table:table-row table:style-name="ro1">
          <table:table-cell table:style-name="ce4" office:value-type="time" office:time-value="PT04H30M00S" calcext:value-type="time">
            <text:p>04:30:00</text:p>
          </table:table-cell>
          <table:table-cell office:value-type="float" office:value="41624" calcext:value-type="float">
            <text:p>41624</text:p>
          </table:table-cell>
          <table:table-cell office:value-type="float" office:value="45386" calcext:value-type="float">
            <text:p>45386</text:p>
          </table:table-cell>
          <table:table-cell office:value-type="float" office:value="49074" calcext:value-type="float">
            <text:p>49074</text:p>
          </table:table-cell>
          <table:table-cell office:value-type="float" office:value="50515" calcext:value-type="float">
            <text:p>50515</text:p>
          </table:table-cell>
          <table:table-cell office:value-type="float" office:value="51861" calcext:value-type="float">
            <text:p>51861</text:p>
          </table:table-cell>
          <table:table-cell office:value-type="float" office:value="51950" calcext:value-type="float">
            <text:p>51950</text:p>
          </table:table-cell>
          <table:table-cell office:value-type="float" office:value="49515" calcext:value-type="float">
            <text:p>49515</text:p>
          </table:table-cell>
          <table:table-cell table:number-columns-repeated="5"/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table-cell office:value-type="float" office:value="28199" calcext:value-type="float">
            <text:p>28199</text:p>
          </table:table-cell>
          <table:table-cell office:value-type="float" office:value="49154" calcext:value-type="float">
            <text:p>49154</text:p>
          </table:table-cell>
          <table:table-cell office:value-type="float" office:value="49309" calcext:value-type="float">
            <text:p>49309</text:p>
          </table:table-cell>
          <table:table-cell office:value-type="float" office:value="52738" calcext:value-type="float">
            <text:p>52738</text:p>
          </table:table-cell>
          <table:table-cell office:value-type="float" office:value="50103" calcext:value-type="float">
            <text:p>50103</text:p>
          </table:table-cell>
          <table:table-cell office:value-type="float" office:value="49760" calcext:value-type="float">
            <text:p>49760</text:p>
          </table:table-cell>
          <table:table-cell office:value-type="float" office:value="45820" calcext:value-type="float">
            <text:p>45820</text:p>
          </table:table-cell>
          <table:table-cell table:number-columns-repeated="5"/>
        </table:table-row>
        <table:table-row table:style-name="ro1">
          <table:table-cell table:style-name="ce4" office:value-type="time" office:time-value="PT05H30M00S" calcext:value-type="time">
            <text:p>05:30:00</text:p>
          </table:table-cell>
          <table:table-cell office:value-type="float" office:value="15474" calcext:value-type="float">
            <text:p>15474</text:p>
          </table:table-cell>
          <table:table-cell office:value-type="float" office:value="47503" calcext:value-type="float">
            <text:p>47503</text:p>
          </table:table-cell>
          <table:table-cell office:value-type="float" office:value="46875" calcext:value-type="float">
            <text:p>46875</text:p>
          </table:table-cell>
          <table:table-cell office:value-type="float" office:value="50521" calcext:value-type="float">
            <text:p>50521</text:p>
          </table:table-cell>
          <table:table-cell office:value-type="float" office:value="50178" calcext:value-type="float">
            <text:p>50178</text:p>
          </table:table-cell>
          <table:table-cell office:value-type="float" office:value="50871" calcext:value-type="float">
            <text:p>50871</text:p>
          </table:table-cell>
          <table:table-cell office:value-type="float" office:value="47574" calcext:value-type="float">
            <text:p>47574</text:p>
          </table:table-cell>
          <table:table-cell table:number-columns-repeated="5"/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table-cell office:value-type="float" office:value="8994" calcext:value-type="float">
            <text:p>8994</text:p>
          </table:table-cell>
          <table:table-cell office:value-type="float" office:value="46749" calcext:value-type="float">
            <text:p>46749</text:p>
          </table:table-cell>
          <table:table-cell office:value-type="float" office:value="43489" calcext:value-type="float">
            <text:p>43489</text:p>
          </table:table-cell>
          <table:table-cell office:value-type="float" office:value="52463" calcext:value-type="float">
            <text:p>52463</text:p>
          </table:table-cell>
          <table:table-cell office:value-type="float" office:value="46065" calcext:value-type="float">
            <text:p>46065</text:p>
          </table:table-cell>
          <table:table-cell office:value-type="float" office:value="48653" calcext:value-type="float">
            <text:p>48653</text:p>
          </table:table-cell>
          <table:table-cell office:value-type="float" office:value="48041" calcext:value-type="float">
            <text:p>48041</text:p>
          </table:table-cell>
          <table:table-cell table:number-columns-repeated="5"/>
        </table:table-row>
        <table:table-row table:style-name="ro1">
          <table:table-cell table:style-name="ce4" office:value-type="time" office:time-value="PT06H30M00S" calcext:value-type="time">
            <text:p>06:30:00</text:p>
          </table:table-cell>
          <table:table-cell office:value-type="float" office:value="10889" calcext:value-type="float">
            <text:p>10889</text:p>
          </table:table-cell>
          <table:table-cell office:value-type="float" office:value="43724" calcext:value-type="float">
            <text:p>43724</text:p>
          </table:table-cell>
          <table:table-cell office:value-type="float" office:value="42640" calcext:value-type="float">
            <text:p>42640</text:p>
          </table:table-cell>
          <table:table-cell office:value-type="float" office:value="48768" calcext:value-type="float">
            <text:p>48768</text:p>
          </table:table-cell>
          <table:table-cell office:value-type="float" office:value="51710" calcext:value-type="float">
            <text:p>51710</text:p>
          </table:table-cell>
          <table:table-cell office:value-type="float" office:value="51695" calcext:value-type="float">
            <text:p>51695</text:p>
          </table:table-cell>
          <table:table-cell office:value-type="float" office:value="47510" calcext:value-type="float">
            <text:p>47510</text:p>
          </table:table-cell>
          <table:table-cell table:number-columns-repeated="5"/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office:value-type="float" office:value="16848" calcext:value-type="float">
            <text:p>16848</text:p>
          </table:table-cell>
          <table:table-cell office:value-type="float" office:value="43731" calcext:value-type="float">
            <text:p>43731</text:p>
          </table:table-cell>
          <table:table-cell office:value-type="float" office:value="49178" calcext:value-type="float">
            <text:p>49178</text:p>
          </table:table-cell>
          <table:table-cell office:value-type="float" office:value="50434" calcext:value-type="float">
            <text:p>50434</text:p>
          </table:table-cell>
          <table:table-cell office:value-type="float" office:value="50702" calcext:value-type="float">
            <text:p>50702</text:p>
          </table:table-cell>
          <table:table-cell office:value-type="float" office:value="49431" calcext:value-type="float">
            <text:p>49431</text:p>
          </table:table-cell>
          <table:table-cell office:value-type="float" office:value="48777" calcext:value-type="float">
            <text:p>48777</text:p>
          </table:table-cell>
          <table:table-cell table:number-columns-repeated="5"/>
        </table:table-row>
        <table:table-row table:style-name="ro1">
          <table:table-cell table:style-name="ce4" office:value-type="time" office:time-value="PT07H30M00S" calcext:value-type="time">
            <text:p>07:30:00</text:p>
          </table:table-cell>
          <table:table-cell office:value-type="float" office:value="1214" calcext:value-type="float">
            <text:p>1214</text:p>
          </table:table-cell>
          <table:table-cell office:value-type="float" office:value="175" calcext:value-type="float">
            <text:p>175</text:p>
          </table:table-cell>
          <table:table-cell office:value-type="float" office:value="2542" calcext:value-type="float">
            <text:p>2542</text:p>
          </table:table-cell>
          <table:table-cell office:value-type="float" office:value="3996" calcext:value-type="float">
            <text:p>3996</text:p>
          </table:table-cell>
          <table:table-cell office:value-type="float" office:value="3087" calcext:value-type="float">
            <text:p>3087</text:p>
          </table:table-cell>
          <table:table-cell office:value-type="float" office:value="4259" calcext:value-type="float">
            <text:p>4259</text:p>
          </table:table-cell>
          <table:table-cell office:value-type="float" office:value="2370" calcext:value-type="float">
            <text:p>2370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12"/>
        </table:table-row>
        <table:table-row table:style-name="ro2">
          <table:table-cell office:value-type="string" calcext:value-type="string">
            <text:p>Mean</text:p>
          </table:table-cell>
          <table:table-cell table:formula="of:=AVERAGE([.B30:.B42])" office:value-type="float" office:value="24984.9230769231" calcext:value-type="float">
            <text:p>24984.9230769231</text:p>
          </table:table-cell>
          <table:table-cell table:formula="of:=AVERAGE([.C30:.C42])" office:value-type="float" office:value="42916.3846153846" calcext:value-type="float">
            <text:p>42916.3846153846</text:p>
          </table:table-cell>
          <table:table-cell table:formula="of:=AVERAGE([.D30:.D42])" office:value-type="float" office:value="47023.3076923077" calcext:value-type="float">
            <text:p>47023.3076923077</text:p>
          </table:table-cell>
          <table:table-cell table:formula="of:=AVERAGE([.E30:.E42])" office:value-type="float" office:value="49665.8461538462" calcext:value-type="float">
            <text:p>49665.8461538462</text:p>
          </table:table-cell>
          <table:table-cell table:formula="of:=AVERAGE([.F30:.F42])" office:value-type="float" office:value="50595.4615384615" calcext:value-type="float">
            <text:p>50595.4615384615</text:p>
          </table:table-cell>
          <table:table-cell table:formula="of:=AVERAGE([.G30:.G42])" office:value-type="float" office:value="49707.6153846154" calcext:value-type="float">
            <text:p>49707.6153846154</text:p>
          </table:table-cell>
          <table:table-cell table:formula="of:=AVERAGE([.H30:.H42])" office:value-type="float" office:value="49429" calcext:value-type="float">
            <text:p>494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ddev</text:p>
          </table:table-cell>
          <table:table-cell table:formula="of:=STDEV([.B30:.B42])" office:value-type="float" office:value="10710.809691316" calcext:value-type="float">
            <text:p>10710.809691316</text:p>
          </table:table-cell>
          <table:table-cell table:formula="of:=STDEV([.C30:.C42])" office:value-type="float" office:value="5452.35696034998" calcext:value-type="float">
            <text:p>5452.35696035</text:p>
          </table:table-cell>
          <table:table-cell table:formula="of:=STDEV([.D30:.D42])" office:value-type="float" office:value="3098.72719528022" calcext:value-type="float">
            <text:p>3098.7271952802</text:p>
          </table:table-cell>
          <table:table-cell table:formula="of:=STDEV([.E30:.E42])" office:value-type="float" office:value="2440.71341504056" calcext:value-type="float">
            <text:p>2440.7134150406</text:p>
          </table:table-cell>
          <table:table-cell table:formula="of:=STDEV([.F30:.F42])" office:value-type="float" office:value="1841.96777095333" calcext:value-type="float">
            <text:p>1841.9677709533</text:p>
          </table:table-cell>
          <table:table-cell table:formula="of:=STDEV([.G30:.G42])" office:value-type="float" office:value="1619.20049913847" calcext:value-type="float">
            <text:p>1619.2004991385</text:p>
          </table:table-cell>
          <table:table-cell table:formula="of:=STDEV([.H30:.H42])" office:value-type="float" office:value="1798.54552347167" calcext:value-type="float">
            <text:p>1798.5455234717</text:p>
          </table:table-cell>
          <table:table-cell table:number-columns-repeated="5"/>
        </table:table-row>
      </table:table>
      <table:table table:name="Sanity Check" table:style-name="ta1"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Estimate Think Time Z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X [req/30s]</text:p>
          </table:table-cell>
          <table:table-cell/>
          <table:table-cell table:style-name="ce5" office:value-type="string" calcext:value-type="string">
            <text:p>R [ms]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X [req/min]</text:p>
          </table:table-cell>
          <table:table-cell table:style-name="ce5" office:value-type="string" calcext:value-type="string">
            <text:p>R [ms] rounded</text:p>
          </table:table-cell>
          <table:table-cell table:style-name="ce5" office:value-type="string" calcext:value-type="string">
            <text:p>Z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984.9230769231" calcext:value-type="float">
            <text:p>24984.9230769231</text:p>
          </table:table-cell>
          <table:table-cell/>
          <table:table-cell office:value-type="float" office:value="20.1794061657712" calcext:value-type="float">
            <text:p>20.1794061658</text:p>
          </table:table-cell>
          <table:table-cell table:formula="of:=([.A3]/([.B3]/30000))-[.D3]" office:value-type="float" office:value="15.8423177046244" calcext:value-type="float">
            <text:p>15.8423177046</text:p>
          </table:table-cell>
          <table:table-cell office:value-type="float" office:value="30" calcext:value-type="float">
            <text:p>30</text:p>
          </table:table-cell>
          <table:table-cell table:formula="of:=ROUND([.B3]*2)" office:value-type="float" office:value="49970" calcext:value-type="float">
            <text:p>49970</text:p>
          </table:table-cell>
          <table:table-cell table:formula="of:=ROUND([.D3])" office:value-type="float" office:value="20" calcext:value-type="float">
            <text:p>20</text:p>
          </table:table-cell>
          <table:table-cell table:formula="of:=ROUND(([.F3]/([.G3]/60000))-[.H3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916.3846153846" calcext:value-type="float">
            <text:p>42916.3846153846</text:p>
          </table:table-cell>
          <table:table-cell/>
          <table:table-cell office:value-type="float" office:value="32.0959262187574" calcext:value-type="float">
            <text:p>32.0959262188</text:p>
          </table:table-cell>
          <table:table-cell table:formula="of:=([.A4]/([.B4]/30000))-[.D4]" office:value-type="float" office:value="9.84609699991647" calcext:value-type="float">
            <text:p>9.8460969999</text:p>
          </table:table-cell>
          <table:table-cell office:value-type="float" office:value="60" calcext:value-type="float">
            <text:p>60</text:p>
          </table:table-cell>
          <table:table-cell table:formula="of:=ROUND([.B4]*2)" office:value-type="float" office:value="85833" calcext:value-type="float">
            <text:p>85833</text:p>
          </table:table-cell>
          <table:table-cell table:formula="of:=ROUND([.D4])" office:value-type="float" office:value="32" calcext:value-type="float">
            <text:p>32</text:p>
          </table:table-cell>
          <table:table-cell table:formula="of:=ROUND(([.F4]/([.G4]/60000))-[.H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7023.3076923077" calcext:value-type="float">
            <text:p>47023.3076923077</text:p>
          </table:table-cell>
          <table:table-cell/>
          <table:table-cell office:value-type="float" office:value="48.0152894941684" calcext:value-type="float">
            <text:p>48.0152894942</text:p>
          </table:table-cell>
          <table:table-cell table:formula="of:=([.A5]/([.B5]/30000))-[.D5]" office:value-type="float" office:value="9.40304478523154" calcext:value-type="float">
            <text:p>9.4030447852</text:p>
          </table:table-cell>
          <table:table-cell office:value-type="float" office:value="90" calcext:value-type="float">
            <text:p>90</text:p>
          </table:table-cell>
          <table:table-cell table:formula="of:=ROUND([.B5]*2)" office:value-type="float" office:value="94047" calcext:value-type="float">
            <text:p>94047</text:p>
          </table:table-cell>
          <table:table-cell table:formula="of:=ROUND([.D5])" office:value-type="float" office:value="48" calcext:value-type="float">
            <text:p>48</text:p>
          </table:table-cell>
          <table:table-cell table:formula="of:=ROUND(([.F5]/([.G5]/60000))-[.H5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9665.8461538462" calcext:value-type="float">
            <text:p>49665.8461538462</text:p>
          </table:table-cell>
          <table:table-cell/>
          <table:table-cell office:value-type="float" office:value="60.3098728933472" calcext:value-type="float">
            <text:p>60.3098728933</text:p>
          </table:table-cell>
          <table:table-cell table:formula="of:=([.A6]/([.B6]/30000))-[.D6]" office:value-type="float" office:value="12.1745460542037" calcext:value-type="float">
            <text:p>12.1745460542</text:p>
          </table:table-cell>
          <table:table-cell office:value-type="float" office:value="120" calcext:value-type="float">
            <text:p>120</text:p>
          </table:table-cell>
          <table:table-cell table:formula="of:=ROUND([.B6]*2)" office:value-type="float" office:value="99332" calcext:value-type="float">
            <text:p>99332</text:p>
          </table:table-cell>
          <table:table-cell table:formula="of:=ROUND([.D6])" office:value-type="float" office:value="60" calcext:value-type="float">
            <text:p>60</text:p>
          </table:table-cell>
          <table:table-cell table:formula="of:=ROUND(([.F6]/([.G6]/60000))-[.H6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595.4615384615" calcext:value-type="float">
            <text:p>50595.4615384615</text:p>
          </table:table-cell>
          <table:table-cell/>
          <table:table-cell office:value-type="float" office:value="72.4623158876621" calcext:value-type="float">
            <text:p>72.4623158877</text:p>
          </table:table-cell>
          <table:table-cell table:formula="of:=([.A7]/([.B7]/30000))-[.D7]" office:value-type="float" office:value="16.4784677946689" calcext:value-type="float">
            <text:p>16.4784677947</text:p>
          </table:table-cell>
          <table:table-cell office:value-type="float" office:value="150" calcext:value-type="float">
            <text:p>150</text:p>
          </table:table-cell>
          <table:table-cell table:formula="of:=ROUND([.B7]*2)" office:value-type="float" office:value="101191" calcext:value-type="float">
            <text:p>101191</text:p>
          </table:table-cell>
          <table:table-cell table:formula="of:=ROUND([.D7])" office:value-type="float" office:value="72" calcext:value-type="float">
            <text:p>72</text:p>
          </table:table-cell>
          <table:table-cell table:formula="of:=ROUND(([.F7]/([.G7]/60000))-[.H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9707.6153846154" calcext:value-type="float">
            <text:p>49707.6153846154</text:p>
          </table:table-cell>
          <table:table-cell/>
          <table:table-cell office:value-type="float" office:value="91.6506450903126" calcext:value-type="float">
            <text:p>91.6506450903</text:p>
          </table:table-cell>
          <table:table-cell table:formula="of:=([.A8]/([.B8]/30000))-[.D8]" office:value-type="float" office:value="16.9846205167217" calcext:value-type="float">
            <text:p>16.9846205167</text:p>
          </table:table-cell>
          <table:table-cell office:value-type="float" office:value="180" calcext:value-type="float">
            <text:p>180</text:p>
          </table:table-cell>
          <table:table-cell table:formula="of:=ROUND([.B8]*2)" office:value-type="float" office:value="99415" calcext:value-type="float">
            <text:p>99415</text:p>
          </table:table-cell>
          <table:table-cell table:formula="of:=ROUND([.D8])" office:value-type="float" office:value="92" calcext:value-type="float">
            <text:p>92</text:p>
          </table:table-cell>
          <table:table-cell table:formula="of:=ROUND(([.F8]/([.G8]/60000))-[.H8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9429" calcext:value-type="float">
            <text:p>49429</text:p>
          </table:table-cell>
          <table:table-cell/>
          <table:table-cell office:value-type="float" office:value="109.295786084278" calcext:value-type="float">
            <text:p>109.2957860843</text:p>
          </table:table-cell>
          <table:table-cell table:formula="of:=([.A9]/([.B9]/30000))-[.D9]" office:value-type="float" office:value="18.1597562087076" calcext:value-type="float">
            <text:p>18.1597562087</text:p>
          </table:table-cell>
          <table:table-cell office:value-type="float" office:value="210" calcext:value-type="float">
            <text:p>210</text:p>
          </table:table-cell>
          <table:table-cell table:formula="of:=ROUND([.B9]*2)" office:value-type="float" office:value="98858" calcext:value-type="float">
            <text:p>98858</text:p>
          </table:table-cell>
          <table:table-cell table:formula="of:=ROUND([.D9])" office:value-type="float" office:value="109" calcext:value-type="float">
            <text:p>109</text:p>
          </table:table-cell>
          <table:table-cell table:formula="of:=ROUND(([.F9]/([.G9]/60000))-[.H9])"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6">00.00.0000</text:date>, <text:time style:data-style-name="N2" text:time-value="0000-00-00T00:00:01.13670195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6T13:47:06.673000000</meta:creation-date>
    <dc:date>2013-12-06T17:13:21.890000000</dc:date>
    <meta:editing-duration>PT3H23M8S</meta:editing-duration>
    <meta:editing-cycles>27</meta:editing-cycles>
    <meta:generator>LibreOffice/4.1.3.2$Windows_x86 LibreOffice_project/70feb7d99726f064edab4605a8ab840c50ec57a</meta:generator>
    <meta:document-statistic meta:table-count="2" meta:cell-count="3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02cm" svg:height="10.429cm" xlink:href=".." xlink:type="simple" chart:class="chart:stock" chart:style-name="ch1">
        <chart:legend chart:legend-position="end" svg:x="16.047cm" svg:y="4.64cm" style:legend-expansion="high" chart:style-name="ch2"/>
        <chart:plot-area chart:style-name="ch3" table:cell-range-address="Scaleout.K8:Scaleout.M15" chart:data-source-has-labels="row" svg:x="0.82cm" svg:y="0.967cm" svg:width="14.487cm" svg:height="8.834cm">
          <chartooo:coordinate-region svg:x="1.627cm" svg:y="1.179cm" svg:width="12.872cm" svg:height="7.9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caleout.K9:Scaleout.K15" chart:label-cell-address="Scaleout.K8:Scaleout.K8" chart:class="chart:bar">
            <chart:data-point chart:repeated="7"/>
          </chart:series>
          <chart:series chart:attached-axis="secondary-y">
            <chart:data-point/>
          </chart:series>
          <chart:series chart:values-cell-range-address="Scaleout.L9:Scaleout.L15" chart:label-cell-address="Scaleout.L8:Scaleout.L8" chart:attached-axis="secondary-y">
            <chart:data-point/>
          </chart:series>
          <chart:series chart:values-cell-range-address="Scaleout.M9:Scaleout.M15" chart:label-cell-address="Scaleout.M8:Scaleout.M8" chart:attached-axis="secondary-y">
            <chart:data-point/>
          </chart:series>
          <chart:series chart:attached-axis="secondary-y">
            <chart:data-point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</text:p>
                <draw:g>
                  <svg:desc>Scaleout.K8:Scaleout.K8</svg:desc>
                </draw:g>
              </table:table-cell>
              <table:table-cell office:value-type="string">
                <text:p>Percentile 2.5</text:p>
                <draw:g>
                  <svg:desc>Scaleout.L8:Scaleout.L8</svg:desc>
                </draw:g>
              </table:table-cell>
              <table:table-cell office:value-type="string">
                <text:p>Percentile 97.5</text:p>
                <draw:g>
                  <svg:desc>Scaleout.M8:Scaleout.M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Scaleout.K9:Scaleout.K15</svg:desc>
                </draw:g>
              </table:table-cell>
              <table:table-cell office:value-type="float" office:value="5">
                <text:p>5</text:p>
                <draw:g>
                  <svg:desc>Scaleout.L9:Scaleout.L15</svg:desc>
                </draw:g>
              </table:table-cell>
              <table:table-cell office:value-type="float" office:value="52">
                <text:p>52</text:p>
                <draw:g>
                  <svg:desc>Scaleout.M9:Scaleout.M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">
                <text:p>67</text:p>
              </table:table-cell>
              <table:table-cell office:value-type="float" office:value="37">
                <text:p>3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">
                <text:p>87</text:p>
              </table:table-cell>
              <table:table-cell office:value-type="float" office:value="57">
                <text:p>5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">
                <text:p>105</text:p>
              </table:table-cell>
              <table:table-cell office:value-type="float" office:value="71">
                <text:p>71</text:p>
              </table:table-cell>
              <table:table-cell office:value-type="float" office:value="148">
                <text:p>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2cm" svg:height="8.999cm" xlink:href=".." xlink:type="simple" chart:class="chart:bar" chart:style-name="ch1">
        <chart:legend chart:legend-position="end" svg:x="13.686cm" svg:y="2.615cm" style:legend-expansion="high" chart:style-name="ch2"/>
        <chart:plot-area chart:style-name="ch3" table:cell-range-address="Scaleout.B28:Scaleout.H43" chart:data-source-has-labels="row" svg:x="0.77cm" svg:y="0.851cm" svg:width="12.276cm" svg:height="7.549cm">
          <chartooo:coordinate-region svg:x="1.947cm" svg:y="1.063cm" svg:width="11.099cm" svg:height="6.6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caleout.B29:Scaleout.B43" chart:label-cell-address="Scaleout.B28:Scaleout.B28" chart:class="chart:bar">
            <chart:data-point chart:repeated="15"/>
          </chart:series>
          <chart:series chart:style-name="ch8" chart:values-cell-range-address="Scaleout.C29:Scaleout.C43" chart:label-cell-address="Scaleout.C28:Scaleout.C28" chart:class="chart:bar">
            <chart:data-point chart:repeated="15"/>
          </chart:series>
          <chart:series chart:style-name="ch9" chart:values-cell-range-address="Scaleout.D29:Scaleout.D43" chart:label-cell-address="Scaleout.D28:Scaleout.D28" chart:class="chart:bar">
            <chart:data-point chart:repeated="15"/>
          </chart:series>
          <chart:series chart:style-name="ch10" chart:values-cell-range-address="Scaleout.E29:Scaleout.E43" chart:label-cell-address="Scaleout.E28:Scaleout.E28" chart:class="chart:bar">
            <chart:data-point chart:repeated="15"/>
          </chart:series>
          <chart:series chart:style-name="ch11" chart:values-cell-range-address="Scaleout.F29:Scaleout.F43" chart:label-cell-address="Scaleout.F28:Scaleout.F28" chart:class="chart:bar">
            <chart:data-point chart:repeated="15"/>
          </chart:series>
          <chart:series chart:style-name="ch12" chart:values-cell-range-address="Scaleout.G29:Scaleout.G43" chart:label-cell-address="Scaleout.G28:Scaleout.G28" chart:class="chart:bar">
            <chart:data-point chart:repeated="15"/>
          </chart:series>
          <chart:series chart:style-name="ch13" chart:values-cell-range-address="Scaleout.H29:Scaleout.H43" chart:label-cell-address="Scaleout.H28:Scaleout.H28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 30</text:p>
                <draw:g>
                  <svg:desc>Scaleout.B28:Scaleout.B28</svg:desc>
                </draw:g>
              </table:table-cell>
              <table:table-cell office:value-type="string">
                <text:p>Count 60</text:p>
                <draw:g>
                  <svg:desc>Scaleout.C28:Scaleout.C28</svg:desc>
                </draw:g>
              </table:table-cell>
              <table:table-cell office:value-type="string">
                <text:p>Count 90</text:p>
                <draw:g>
                  <svg:desc>Scaleout.D28:Scaleout.D28</svg:desc>
                </draw:g>
              </table:table-cell>
              <table:table-cell office:value-type="string">
                <text:p>Count 120</text:p>
                <draw:g>
                  <svg:desc>Scaleout.E28:Scaleout.E28</svg:desc>
                </draw:g>
              </table:table-cell>
              <table:table-cell office:value-type="string">
                <text:p>Count 150</text:p>
                <draw:g>
                  <svg:desc>Scaleout.F28:Scaleout.F28</svg:desc>
                </draw:g>
              </table:table-cell>
              <table:table-cell office:value-type="string">
                <text:p>Count 180</text:p>
                <draw:g>
                  <svg:desc>Scaleout.G28:Scaleout.G28</svg:desc>
                </draw:g>
              </table:table-cell>
              <table:table-cell office:value-type="string">
                <text:p>Count 210</text:p>
                <draw:g>
                  <svg:desc>Scaleout.H28:Scaleout.H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86">
                <text:p>12386</text:p>
                <draw:g>
                  <svg:desc>Scaleout.B29:Scaleout.B43</svg:desc>
                </draw:g>
              </table:table-cell>
              <table:table-cell office:value-type="float" office:value="19604">
                <text:p>19604</text:p>
                <draw:g>
                  <svg:desc>Scaleout.C29:Scaleout.C43</svg:desc>
                </draw:g>
              </table:table-cell>
              <table:table-cell office:value-type="float" office:value="22583">
                <text:p>22583</text:p>
                <draw:g>
                  <svg:desc>Scaleout.D29:Scaleout.D43</svg:desc>
                </draw:g>
              </table:table-cell>
              <table:table-cell office:value-type="float" office:value="23477">
                <text:p>23477</text:p>
                <draw:g>
                  <svg:desc>Scaleout.E29:Scaleout.E43</svg:desc>
                </draw:g>
              </table:table-cell>
              <table:table-cell office:value-type="float" office:value="27007">
                <text:p>27007</text:p>
                <draw:g>
                  <svg:desc>Scaleout.F29:Scaleout.F43</svg:desc>
                </draw:g>
              </table:table-cell>
              <table:table-cell office:value-type="float" office:value="22452">
                <text:p>22452</text:p>
                <draw:g>
                  <svg:desc>Scaleout.G29:Scaleout.G43</svg:desc>
                </draw:g>
              </table:table-cell>
              <table:table-cell office:value-type="float" office:value="25754">
                <text:p>25754</text:p>
                <draw:g>
                  <svg:desc>Scaleout.H29:Scaleout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3">
                <text:p>19803</text:p>
              </table:table-cell>
              <table:table-cell office:value-type="float" office:value="37657">
                <text:p>37657</text:p>
              </table:table-cell>
              <table:table-cell office:value-type="float" office:value="48416">
                <text:p>48416</text:p>
              </table:table-cell>
              <table:table-cell office:value-type="float" office:value="52787">
                <text:p>52787</text:p>
              </table:table-cell>
              <table:table-cell office:value-type="float" office:value="53193">
                <text:p>53193</text:p>
              </table:table-cell>
              <table:table-cell office:value-type="float" office:value="50127">
                <text:p>50127</text:p>
              </table:table-cell>
              <table:table-cell office:value-type="float" office:value="49791">
                <text:p>49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894">
                <text:p>16894</text:p>
              </table:table-cell>
              <table:table-cell office:value-type="float" office:value="27998">
                <text:p>27998</text:p>
              </table:table-cell>
              <table:table-cell office:value-type="float" office:value="39925">
                <text:p>39925</text:p>
              </table:table-cell>
              <table:table-cell office:value-type="float" office:value="48925">
                <text:p>48925</text:p>
              </table:table-cell>
              <table:table-cell office:value-type="float" office:value="49935">
                <text:p>49935</text:p>
              </table:table-cell>
              <table:table-cell office:value-type="float" office:value="50667">
                <text:p>50667</text:p>
              </table:table-cell>
              <table:table-cell office:value-type="float" office:value="50190">
                <text:p>501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810">
                <text:p>28810</text:p>
              </table:table-cell>
              <table:table-cell office:value-type="float" office:value="45146">
                <text:p>45146</text:p>
              </table:table-cell>
              <table:table-cell office:value-type="float" office:value="49592">
                <text:p>49592</text:p>
              </table:table-cell>
              <table:table-cell office:value-type="float" office:value="44149">
                <text:p>44149</text:p>
              </table:table-cell>
              <table:table-cell office:value-type="float" office:value="48243">
                <text:p>48243</text:p>
              </table:table-cell>
              <table:table-cell office:value-type="float" office:value="45699">
                <text:p>45699</text:p>
              </table:table-cell>
              <table:table-cell office:value-type="float" office:value="50352">
                <text:p>50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399">
                <text:p>34399</text:p>
              </table:table-cell>
              <table:table-cell office:value-type="float" office:value="44719">
                <text:p>44719</text:p>
              </table:table-cell>
              <table:table-cell office:value-type="float" office:value="48800">
                <text:p>48800</text:p>
              </table:table-cell>
              <table:table-cell office:value-type="float" office:value="47320">
                <text:p>47320</text:p>
              </table:table-cell>
              <table:table-cell office:value-type="float" office:value="50786">
                <text:p>50786</text:p>
              </table:table-cell>
              <table:table-cell office:value-type="float" office:value="49186">
                <text:p>49186</text:p>
              </table:table-cell>
              <table:table-cell office:value-type="float" office:value="50233">
                <text:p>502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737">
                <text:p>33737</text:p>
              </table:table-cell>
              <table:table-cell office:value-type="float" office:value="43989">
                <text:p>43989</text:p>
              </table:table-cell>
              <table:table-cell office:value-type="float" office:value="48898">
                <text:p>48898</text:p>
              </table:table-cell>
              <table:table-cell office:value-type="float" office:value="47697">
                <text:p>47697</text:p>
              </table:table-cell>
              <table:table-cell office:value-type="float" office:value="52234">
                <text:p>52234</text:p>
              </table:table-cell>
              <table:table-cell office:value-type="float" office:value="49334">
                <text:p>49334</text:p>
              </table:table-cell>
              <table:table-cell office:value-type="float" office:value="51808">
                <text:p>51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204">
                <text:p>31204</text:p>
              </table:table-cell>
              <table:table-cell office:value-type="float" office:value="43121">
                <text:p>43121</text:p>
              </table:table-cell>
              <table:table-cell office:value-type="float" office:value="46275">
                <text:p>46275</text:p>
              </table:table-cell>
              <table:table-cell office:value-type="float" office:value="50466">
                <text:p>50466</text:p>
              </table:table-cell>
              <table:table-cell office:value-type="float" office:value="51748">
                <text:p>51748</text:p>
              </table:table-cell>
              <table:table-cell office:value-type="float" office:value="50459">
                <text:p>50459</text:p>
              </table:table-cell>
              <table:table-cell office:value-type="float" office:value="51526">
                <text:p>51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929">
                <text:p>37929</text:p>
              </table:table-cell>
              <table:table-cell office:value-type="float" office:value="39036">
                <text:p>39036</text:p>
              </table:table-cell>
              <table:table-cell office:value-type="float" office:value="48832">
                <text:p>48832</text:p>
              </table:table-cell>
              <table:table-cell office:value-type="float" office:value="48873">
                <text:p>48873</text:p>
              </table:table-cell>
              <table:table-cell office:value-type="float" office:value="50983">
                <text:p>50983</text:p>
              </table:table-cell>
              <table:table-cell office:value-type="float" office:value="48367">
                <text:p>48367</text:p>
              </table:table-cell>
              <table:table-cell office:value-type="float" office:value="51440">
                <text:p>514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24">
                <text:p>41624</text:p>
              </table:table-cell>
              <table:table-cell office:value-type="float" office:value="45386">
                <text:p>45386</text:p>
              </table:table-cell>
              <table:table-cell office:value-type="float" office:value="49074">
                <text:p>49074</text:p>
              </table:table-cell>
              <table:table-cell office:value-type="float" office:value="50515">
                <text:p>50515</text:p>
              </table:table-cell>
              <table:table-cell office:value-type="float" office:value="51861">
                <text:p>51861</text:p>
              </table:table-cell>
              <table:table-cell office:value-type="float" office:value="51950">
                <text:p>51950</text:p>
              </table:table-cell>
              <table:table-cell office:value-type="float" office:value="49515">
                <text:p>49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199">
                <text:p>28199</text:p>
              </table:table-cell>
              <table:table-cell office:value-type="float" office:value="49154">
                <text:p>49154</text:p>
              </table:table-cell>
              <table:table-cell office:value-type="float" office:value="49309">
                <text:p>49309</text:p>
              </table:table-cell>
              <table:table-cell office:value-type="float" office:value="52738">
                <text:p>52738</text:p>
              </table:table-cell>
              <table:table-cell office:value-type="float" office:value="50103">
                <text:p>50103</text:p>
              </table:table-cell>
              <table:table-cell office:value-type="float" office:value="49760">
                <text:p>49760</text:p>
              </table:table-cell>
              <table:table-cell office:value-type="float" office:value="45820">
                <text:p>458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74">
                <text:p>15474</text:p>
              </table:table-cell>
              <table:table-cell office:value-type="float" office:value="47503">
                <text:p>47503</text:p>
              </table:table-cell>
              <table:table-cell office:value-type="float" office:value="46875">
                <text:p>46875</text:p>
              </table:table-cell>
              <table:table-cell office:value-type="float" office:value="50521">
                <text:p>50521</text:p>
              </table:table-cell>
              <table:table-cell office:value-type="float" office:value="50178">
                <text:p>50178</text:p>
              </table:table-cell>
              <table:table-cell office:value-type="float" office:value="50871">
                <text:p>50871</text:p>
              </table:table-cell>
              <table:table-cell office:value-type="float" office:value="47574">
                <text:p>475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94">
                <text:p>8994</text:p>
              </table:table-cell>
              <table:table-cell office:value-type="float" office:value="46749">
                <text:p>46749</text:p>
              </table:table-cell>
              <table:table-cell office:value-type="float" office:value="43489">
                <text:p>43489</text:p>
              </table:table-cell>
              <table:table-cell office:value-type="float" office:value="52463">
                <text:p>52463</text:p>
              </table:table-cell>
              <table:table-cell office:value-type="float" office:value="46065">
                <text:p>46065</text:p>
              </table:table-cell>
              <table:table-cell office:value-type="float" office:value="48653">
                <text:p>48653</text:p>
              </table:table-cell>
              <table:table-cell office:value-type="float" office:value="48041">
                <text:p>480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89">
                <text:p>10889</text:p>
              </table:table-cell>
              <table:table-cell office:value-type="float" office:value="43724">
                <text:p>43724</text:p>
              </table:table-cell>
              <table:table-cell office:value-type="float" office:value="42640">
                <text:p>42640</text:p>
              </table:table-cell>
              <table:table-cell office:value-type="float" office:value="48768">
                <text:p>48768</text:p>
              </table:table-cell>
              <table:table-cell office:value-type="float" office:value="51710">
                <text:p>51710</text:p>
              </table:table-cell>
              <table:table-cell office:value-type="float" office:value="51695">
                <text:p>51695</text:p>
              </table:table-cell>
              <table:table-cell office:value-type="float" office:value="47510">
                <text:p>475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48">
                <text:p>16848</text:p>
              </table:table-cell>
              <table:table-cell office:value-type="float" office:value="43731">
                <text:p>43731</text:p>
              </table:table-cell>
              <table:table-cell office:value-type="float" office:value="49178">
                <text:p>49178</text:p>
              </table:table-cell>
              <table:table-cell office:value-type="float" office:value="50434">
                <text:p>50434</text:p>
              </table:table-cell>
              <table:table-cell office:value-type="float" office:value="50702">
                <text:p>50702</text:p>
              </table:table-cell>
              <table:table-cell office:value-type="float" office:value="49431">
                <text:p>49431</text:p>
              </table:table-cell>
              <table:table-cell office:value-type="float" office:value="48777">
                <text:p>487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4">
                <text:p>1214</text:p>
              </table:table-cell>
              <table:table-cell office:value-type="float" office:value="175">
                <text:p>175</text:p>
              </table:table-cell>
              <table:table-cell office:value-type="float" office:value="2542">
                <text:p>2542</text:p>
              </table:table-cell>
              <table:table-cell office:value-type="float" office:value="3996">
                <text:p>3996</text:p>
              </table:table-cell>
              <table:table-cell office:value-type="float" office:value="3087">
                <text:p>3087</text:p>
              </table:table-cell>
              <table:table-cell office:value-type="float" office:value="4259">
                <text:p>4259</text:p>
              </table:table-cell>
              <table:table-cell office:value-type="float" office:value="2370">
                <text:p>23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8.999cm" xlink:href=".." xlink:type="simple" chart:class="chart:bar" chart:style-name="ch1">
        <chart:title svg:x="6.158cm" svg:y="0.315cm" chart:style-name="ch2">
          <text:p>Througput req/30s</text:p>
        </chart:title>
        <chart:legend chart:legend-position="end" svg:x="14.268cm" svg:y="3.925cm" style:legend-expansion="high" chart:style-name="ch3"/>
        <chart:plot-area chart:style-name="ch4" table:cell-range-address="Scaleout.A45:Scaleout.H46" chart:data-source-has-labels="column" svg:x="0.77cm" svg:y="1.631cm" svg:width="12.858cm" svg:height="6.769cm">
          <chartooo:coordinate-region svg:x="1.947cm" svg:y="1.843cm" svg:width="11.681cm" svg:height="5.88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caleout.B45:Scaleout.H45" chart:label-cell-address="Scaleout.A45:Scaleout.A45" chart:class="chart:bar">
            <chart:data-point chart:repeated="7"/>
          </chart:series>
          <chart:series chart:style-name="ch9" chart:values-cell-range-address="Scaleout.B46:Scaleout.H46" chart:label-cell-address="Scaleout.A46:Scaleout.A46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Scaleout.A45:Scaleout.A45</svg:desc>
                </draw:g>
              </table:table-cell>
              <table:table-cell office:value-type="float" office:value="24984.9230769231">
                <text:p>24984.9230769231</text:p>
                <draw:g>
                  <svg:desc>Scaleout.B45:Scaleout.H45</svg:desc>
                </draw:g>
              </table:table-cell>
              <table:table-cell office:value-type="float" office:value="42916.3846153846">
                <text:p>42916.3846153846</text:p>
              </table:table-cell>
              <table:table-cell office:value-type="float" office:value="47023.3076923077">
                <text:p>47023.3076923077</text:p>
              </table:table-cell>
              <table:table-cell office:value-type="float" office:value="49665.8461538462">
                <text:p>49665.8461538462</text:p>
              </table:table-cell>
              <table:table-cell office:value-type="float" office:value="50595.4615384615">
                <text:p>50595.4615384615</text:p>
              </table:table-cell>
              <table:table-cell office:value-type="float" office:value="49707.6153846154">
                <text:p>49707.6153846154</text:p>
              </table:table-cell>
              <table:table-cell office:value-type="float" office:value="49429">
                <text:p>49429</text:p>
              </table:table-cell>
            </table:table-row>
            <table:table-row>
              <table:table-cell office:value-type="string">
                <text:p>stddev</text:p>
                <draw:g>
                  <svg:desc>Scaleout.A46:Scaleout.A46</svg:desc>
                </draw:g>
              </table:table-cell>
              <table:table-cell office:value-type="float" office:value="10710.809691316">
                <text:p>10710.809691316</text:p>
                <draw:g>
                  <svg:desc>Scaleout.B46:Scaleout.H46</svg:desc>
                </draw:g>
              </table:table-cell>
              <table:table-cell office:value-type="float" office:value="5452.35696034998">
                <text:p>5452.35696034998</text:p>
              </table:table-cell>
              <table:table-cell office:value-type="float" office:value="3098.72719528022">
                <text:p>3098.72719528022</text:p>
              </table:table-cell>
              <table:table-cell office:value-type="float" office:value="2440.71341504056">
                <text:p>2440.71341504056</text:p>
              </table:table-cell>
              <table:table-cell office:value-type="float" office:value="1841.96777095333">
                <text:p>1841.96777095333</text:p>
              </table:table-cell>
              <table:table-cell office:value-type="float" office:value="1619.20049913847">
                <text:p>1619.20049913847</text:p>
              </table:table-cell>
              <table:table-cell office:value-type="float" office:value="1798.54552347167">
                <text:p>1798.545523471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